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7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-100" calcext:value-type="float">
            <text:p>-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heitelpunktkoordinate</text:p>
          </table:table-cell>
          <table:table-cell/>
        </table:table-row>
        <table:table-row table:style-name="ro1">
          <table:table-cell table:style-name="ce3" office:value-type="string" calcext:value-type="string">
            <text:p>S(d|e)</text:p>
          </table:table-cell>
          <table:table-cell/>
        </table:table-row>
        <table:table-row table:style-name="ro1">
          <table:table-cell table:style-name="ce3" office:value-type="string" calcext:value-type="string">
            <text:p>d 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e 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unktkoordinate</text:p>
          </table:table-cell>
          <table:table-cell/>
        </table:table-row>
        <table:table-row table:style-name="ro1">
          <table:table-cell table:style-name="ce3" office:value-type="string" calcext:value-type="string">
            <text:p>P(x|y)</text:p>
          </table:table-cell>
          <table:table-cell/>
        </table:table-row>
        <table:table-row table:style-name="ro1">
          <table:table-cell table:style-name="ce3" office:value-type="string" calcext:value-type="string">
            <text:p>x =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y =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heitelpunktfunktionsgleichung</text:p>
          </table:table-cell>
          <table:table-cell/>
        </table:table-row>
        <table:table-row table:style-name="ro1">
          <table:table-cell office:value-type="string" calcext:value-type="string">
            <text:p>y = a * (x – d) ^ 2 + 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ach a aufgelöst</text:p>
          </table:table-cell>
          <table:table-cell/>
        </table:table-row>
        <table:table-row table:style-name="ro1">
          <table:table-cell table:style-name="ce3" office:value-type="string" calcext:value-type="string">
            <text:p>a =</text:p>
          </table:table-cell>
          <table:table-cell table:style-name="ce5" table:formula="of:=ROUNDDOWN(([.B18]-[.B13])/([.B17]-[.B12])^2;1)" office:value-type="float" office:value="-12" calcext:value-type="float">
            <text:p>-12,0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 office:value-type="string" calcext:value-type="string">
            <text:p>finale Funktionsgleichung</text:p>
          </table:table-cell>
          <table:table-cell/>
        </table:table-row>
        <table:table-row table:style-name="ro1">
          <table:table-cell table:style-name="ce4" table:formula="of:=&quot;y = &quot;&amp;[.B24]&amp;&quot; * (x - &quot;&amp;[.B12]&amp;&quot;) ^ 2 + &quot;&amp;[.B13]" office:value-type="string" office:string-value="y = -12 * (x - 1) ^ 2 + 200" calcext:value-type="string">
            <text:p>y = -12 * (x - 1) ^ 2 + 2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.00.0000</text:date>, <text:time style:data-style-name="N2" text:time-value="15:35:00.12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3:10:05.450000000</meta:creation-date>
    <dc:date>2019-01-03T15:44:21.853000000</dc:date>
    <meta:editing-duration>PT49M50S</meta:editing-duration>
    <meta:editing-cycles>11</meta:editing-cycles>
    <meta:generator>LibreOffice/6.1.4.2$Windows_X86_64 LibreOffice_project/9d0f32d1f0b509096fd65e0d4bec26ddd1938fd3</meta:generator>
    <meta:document-statistic meta:table-count="1" meta:cell-count="30" meta:object-count="0"/>
  </office:meta>
</office:document-meta>
</file>